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9.999cm" table:align="margins"/>
    </style:style>
    <style:style style:name="表格1.A" style:family="table-column">
      <style:table-column-properties style:column-width="2.487cm" style:rel-column-width="8149*"/>
    </style:style>
    <style:style style:name="表格1.B" style:family="table-column">
      <style:table-column-properties style:column-width="2.268cm" style:rel-column-width="7433*"/>
    </style:style>
    <style:style style:name="表格1.C" style:family="table-column">
      <style:table-column-properties style:column-width="2.074cm" style:rel-column-width="6797*"/>
    </style:style>
    <style:style style:name="表格1.D" style:family="table-column">
      <style:table-column-properties style:column-width="1.741cm" style:rel-column-width="5704*"/>
    </style:style>
    <style:style style:name="表格1.E" style:family="table-column">
      <style:table-column-properties style:column-width="8.685cm" style:rel-column-width="28460*"/>
    </style:style>
    <style:style style:name="表格1.F" style:family="table-column">
      <style:table-column-properties style:column-width="2.745cm" style:rel-column-width="8992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F1" style:family="table-cell">
      <style:table-cell-properties fo:padding="0.097cm" fo:border="0.002cm solid #000000"/>
    </style:style>
    <style:style style:name="表格2" style:family="table">
      <style:table-properties style:width="19.999cm" table:align="margins"/>
    </style:style>
    <style:style style:name="表格2.A" style:family="table-column">
      <style:table-column-properties style:column-width="8.573cm" style:rel-column-width="28091*"/>
    </style:style>
    <style:style style:name="表格2.B" style:family="table-column">
      <style:table-column-properties style:column-width="11.426cm" style:rel-column-width="37444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3" style:family="table-cell">
      <style:table-cell-properties fo:padding="0.097cm" fo:border="none"/>
    </style:style>
    <style:style style:name="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P3" style:family="paragraph" style:parent-style-name="Standard">
      <style:text-properties fo:font-size="9pt" style:font-size-asian="9pt" style:language-asian="zh" style:country-asian="CN" style:font-size-complex="9pt"/>
    </style:style>
    <style:style style:name="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P5" style:family="paragraph" style:parent-style-name="Standard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P6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8" style:family="paragraph" style:parent-style-name="Table_20_Contents">
      <style:text-properties fo:font-size="7.5pt" style:font-size-asian="7.5pt" style:language-asian="zh" style:country-asian="CN" style:font-size-complex="7.5pt"/>
    </style:style>
    <style:style style:name="P9" style:family="paragraph" style:parent-style-name="Footer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7.5pt" style:font-size-asian="7.5pt" style:font-size-complex="7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office:value-type="string">
            <text:p text:style-name="P6"><text:s text:c="4"/>[[o.process_type.name]]</text:p>
          </table:table-cell>
          <table:table-cell table:style-name="表格1.A1" office:value-type="string">
            <text:p text:style-name="P6">[[repeatIn(o.outsource_delivery_ids,'line')]][[line.production_id]]</text:p>
          </table:table-cell>
          <table:table-cell table:style-name="表格1.A1" office:value-type="string">
            <text:p text:style-name="P6"><text:s text:c="2"/>[[line.product_id]]</text:p>
          </table:table-cell>
          <table:table-cell table:style-name="表格1.A1" office:value-type="string">
            <text:p text:style-name="P6"><text:s text:c="5"/>[[line.qty_pnl]]</text:p>
          </table:table-cell>
          <table:table-cell table:style-name="表格1.A1" office:value-type="string">
            <text:p text:style-name="P8">pnl长:[[line.pnl_length]]mm;pnl宽:[[line.pnl_width]]mm;金厚:[[line.gold_thickness]];镍厚:[[line.nickel_thickness]];TOP*BOT:[[line.top_bot_area]]%;备注:[[line.note]]</text:p>
          </table:table-cell>
          <table:table-cell table:style-name="表格1.F1" office:value-type="string">
            <text:p text:style-name="P6">交期：[[line.delivery_date]]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4">外协单号:[[o.outsource_number]]</text:p>
          </table:table-cell>
          <table:table-cell table:style-name="表格2.B1" office:value-type="string">
            <text:p text:style-name="P4">外发日期：[[o.create_date]]</text:p>
          </table:table-cell>
        </table:table-row>
        <table:table-row>
          <table:table-cell table:style-name="表格2.A1" office:value-type="string">
            <text:p text:style-name="P4">供 方：[[o.partner_id.name]] </text:p>
          </table:table-cell>
          <table:table-cell table:style-name="表格2.B1" office:value-type="string">
            <text:p text:style-name="P4"><text:s/>地 址：[[o.street]]</text:p>
          </table:table-cell>
        </table:table-row>
        <table:table-row>
          <table:table-cell table:style-name="表格2.A3" office:value-type="string">
            <text:p text:style-name="P4">收货人：[[line.take_delivery_people.name]]</text:p>
          </table:table-cell>
          <table:table-cell table:style-name="表格2.A3" office:value-type="string">
            <text:p text:style-name="P4">送货人：[[o.responsible_id.name]]</text:p>
          </table:table-cell>
        </table:table-row>
      </table:table>
      <text:p text:style-name="P5"/>
      <text:p text:style-name="P2"><text:span text:style-name="T6">[[repeatIn(objects,'o')]]</text:span><text:span text:style-name="T1"> <text:s/></text:span><text:s text:c="1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3" style:family="table">
      <style:table-properties style:width="19.999cm" table:align="margins"/>
    </style:style>
    <style:style style:name="表格3.A" style:family="table-column">
      <style:table-column-properties style:column-width="2.494cm" style:rel-column-width="8173*"/>
    </style:style>
    <style:style style:name="表格3.B" style:family="table-column">
      <style:table-column-properties style:column-width="2.252cm" style:rel-column-width="7383*"/>
    </style:style>
    <style:style style:name="表格3.C" style:family="table-column">
      <style:table-column-properties style:column-width="2.08cm" style:rel-column-width="6814*"/>
    </style:style>
    <style:style style:name="表格3.D" style:family="table-column">
      <style:table-column-properties style:column-width="1.746cm" style:rel-column-width="5722*"/>
    </style:style>
    <style:style style:name="表格3.E" style:family="table-column">
      <style:table-column-properties style:column-width="8.685cm" style:rel-column-width="28459*"/>
    </style:style>
    <style:style style:name="表格3.F" style:family="table-column">
      <style:table-column-properties style:column-width="2.741cm" style:rel-column-width="8984*"/>
    </style:style>
    <style:style style:name="表格3.A1" style:family="table-cell">
      <style:table-cell-properties fo:padding="0.097cm" fo:border="none"/>
    </style:style>
    <style:style style:name="表格3.2" style:family="table-row">
      <style:table-row-properties style:min-row-height="0.628cm"/>
    </style:style>
    <style:style style:name="表格3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F2" style:family="table-cell">
      <style:table-cell-properties fo:padding="0.097cm" fo:border="0.002cm solid #000000"/>
    </style:style>
    <style:style style:name="表格4" style:family="table">
      <style:table-properties style:width="19.999cm" table:align="margins"/>
    </style:style>
    <style:style style:name="表格4.A" style:family="table-column">
      <style:table-column-properties style:column-width="10.37cm" style:rel-column-width="33984*"/>
    </style:style>
    <style:style style:name="表格4.B" style:family="table-column">
      <style:table-column-properties style:column-width="9.629cm" style:rel-column-width="31551*"/>
    </style:style>
    <style:style style:name="表格4.A1" style:family="table-cell">
      <style:table-cell-properties fo:padding="0.097cm" fo:border="none"/>
    </style:style>
    <style:style style:name="M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M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MP3" style:family="paragraph" style:parent-style-name="Standard">
      <style:text-properties fo:font-size="9pt" style:font-size-asian="9pt" style:language-asian="zh" style:country-asian="CN" style:font-size-complex="9pt"/>
    </style:style>
    <style:style style:name="M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MP6" style:family="paragraph" style:parent-style-name="Footer"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font-size-asian="9pt" style:language-asian="zh" style:country-asian="CN" style:font-size-complex="9pt"/>
    </style:style>
    <style:page-layout style:name="Mpm1">
      <style:page-layout-properties fo:page-width="21.5cm" fo:page-height="13.7cm" style:num-format="1" style:print-orientation="portrait" fo:margin-top="0.349cm" fo:margin-bottom="0.3cm" fo:margin-left="0.7cm" fo:margin-right="0.801cm" style:shadow="none" fo:background-color="transparent" style:writing-mode="lr-tb" style:layout-grid-color="#00000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66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 text:c="47"/>深 圳 市 牧 泰 莱 电 路 技 术 有 限 公 司</text:p>
        <text:p text:style-name="MP2"><text:tab/><text:tab/><text:tab/> <text:s text:c="13"/><text:span text:style-name="MT1">SHENZHEN MULTILAYER PCB TECHNOLOGY CO .,LTD</text:span></text:p>
        <text:p text:style-name="MP3"><text:span text:style-name="MT2"><text:tab/><text:tab/><text:tab/> <text:s text:c="39"/></text:span><text:span text:style-name="MT3">外协加工送货单 </text:span><text:span text:style-name="MT2"><text:s text:c="3"/></text:span><text:span text:style-name="MT4"><text:s text:c="70"/></text:span></text:p>
        <table:table table:name="表格3" table:style-name="表格3">
          <table:table-column table:style-name="表格3.A"/>
          <table:table-column table:style-name="表格3.B"/>
          <table:table-column table:style-name="表格3.C"/>
          <table:table-column table:style-name="表格3.D"/>
          <table:table-column table:style-name="表格3.E"/>
          <table:table-column table:style-name="表格3.F"/>
          <table:table-row>
            <table:table-cell table:style-name="表格3.A1" table:number-columns-spanned="4" office:value-type="string">
              <text:p text:style-name="MP4">公司地址：深圳市宝安区福永镇福源工业区六栋</text:p>
            </table:table-cell>
            <table:covered-table-cell/>
            <table:covered-table-cell/>
            <table:covered-table-cell/>
            <table:table-cell table:style-name="表格3.A1" table:number-columns-spanned="2" office:value-type="string">
              <text:p text:style-name="MP4"><text:s text:c="41"/>电话：(0755)33934688 <text:s text:c="20"/>传真:(0755)33671686</text:p>
            </table:table-cell>
            <table:covered-table-cell/>
          </table:table-row>
          <table:table-row table:style-name="表格3.2">
            <table:table-cell table:style-name="表格3.A2" office:value-type="string">
              <text:p text:style-name="MP5">加工内容</text:p>
            </table:table-cell>
            <table:table-cell table:style-name="表格3.A2" office:value-type="string">
              <text:p text:style-name="MP5">批次号</text:p>
            </table:table-cell>
            <table:table-cell table:style-name="表格3.A2" office:value-type="string">
              <text:p text:style-name="MP5">档案号</text:p>
            </table:table-cell>
            <table:table-cell table:style-name="表格3.A2" office:value-type="string">
              <text:p text:style-name="MP5">PNL数量</text:p>
            </table:table-cell>
            <table:table-cell table:style-name="表格3.A2" office:value-type="string">
              <text:p text:style-name="MP5">相关参数</text:p>
            </table:table-cell>
            <table:table-cell table:style-name="表格3.F2" office:value-type="string">
              <text:p text:style-name="MP5">备注</text:p>
            </table:table-cell>
          </table:table-row>
        </table:table>
        <text:p text:style-name="MP4"/>
      </style:header>
      <style:footer>
        <text:p text:style-name="MP6"><text:s/></text:p>
        <table:table table:name="表格4" table:style-name="表格4">
          <table:table-column table:style-name="表格4.A"/>
          <table:table-column table:style-name="表格4.B"/>
          <table:table-row>
            <table:table-cell table:style-name="表格4.A1" office:value-type="string">
              <text:p text:style-name="MP4">2006/08/30 Rev:A</text:p>
            </table:table-cell>
            <table:table-cell table:style-name="表格4.A1" office:value-type="string">
              <text:p text:style-name="MP4"><text:s text:c="86"/>MTL-PR-031</text:p>
            </table:table-cell>
          </table:table-row>
        </table:table>
        <text:p text:style-name="Footer"><text:span text:style-name="MT5">共</text:span><text:span text:style-name="MT5"><text:page-count>1</text:page-count></text:span><text:span text:style-name="MT5">页</text:span><text:span text:style-name="MT1"> </text:span><text:s text:c="70"/><text:span text:style-name="MT1"><text:s text:c="2"/></text:span><text:span text:style-name="MT5">第</text:span><text:span text:style-name="MT5"><text:page-number text:select-page="current">1</text:page-number></text:span><text:span text:style-name="MT5">页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42M41S</meta:editing-duration>
    <meta:editing-cycles>309</meta:editing-cycles>
    <meta:generator>OpenOffice.org/3.4.1$Win32 OpenOffice.org_project/341m1$Build-9593</meta:generator>
    <dc:date>2014-04-12T13:49:18.04</dc:date>
    <meta:document-statistic meta:table-count="4" meta:image-count="0" meta:object-count="0" meta:page-count="1" meta:paragraph-count="28" meta:word-count="135" meta:character-count="1208"/>
    <meta:user-defined meta:name="Info 1"/>
    <meta:user-defined meta:name="Info 2"/>
    <meta:user-defined meta:name="Info 3"/>
    <meta:user-defined meta:name="Info 4"/>
  </office:meta>
</office:document-meta>
</file>